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22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66cm"/>
    </style:style>
    <style:style style:name="gr28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7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1.5cm" svg:x2="1.501cm" svg:y2="18.4cm">
          <text:p/>
        </draw:line>
        <draw:line draw:style-name="gr1" draw:text-style-name="P1" draw:layer="layout" svg:x1="13.501cm" svg:y1="11.5cm" svg:x2="13.501cm" svg:y2="18.4cm">
          <text:p/>
        </draw:line>
        <draw:line draw:style-name="gr1" draw:text-style-name="P1" draw:layer="layout" svg:x1="1.5cm" svg:y1="18.4cm" svg:x2="1.5cm" svg:y2="24cm">
          <text:p/>
        </draw:line>
        <draw:line draw:style-name="gr1" draw:text-style-name="P1" draw:layer="layout" svg:x1="13.5cm" svg:y1="18.4cm" svg:x2="13.5cm" svg:y2="24cm">
          <text:p/>
        </draw:line>
        <draw:line draw:style-name="gr2" draw:text-style-name="P1" draw:layer="layout" svg:x1="10.5cm" svg:y1="24cm" svg:x2="9.5cm" svg:y2="24cm">
          <text:p/>
        </draw:line>
        <draw:line draw:style-name="gr2" draw:text-style-name="P1" draw:layer="layout" svg:x1="5.5cm" svg:y1="24cm" svg:x2="4.5cm" svg:y2="24cm">
          <text:p/>
        </draw:line>
        <draw:line draw:style-name="gr2" draw:text-style-name="P1" draw:layer="layout" svg:x1="2.5cm" svg:y1="24cm" svg:x2="1.5cm" svg:y2="24cm">
          <text:p/>
        </draw:line>
        <draw:line draw:style-name="gr2" draw:text-style-name="P1" draw:layer="layout" svg:x1="13.5cm" svg:y1="24cm" svg:x2="12.5cm" svg:y2="24cm">
          <text:p/>
        </draw:line>
        <draw:line draw:style-name="gr1" draw:text-style-name="P1" draw:layer="layout" svg:x1="1.3cm" svg:y1="24cm" svg:x2="1.5cm" svg:y2="24cm">
          <text:p/>
        </draw:line>
        <draw:line draw:style-name="gr2" draw:text-style-name="P1" draw:layer="layout" svg:x1="10.501cm" svg:y1="18.4cm" svg:x2="9.501cm" svg:y2="18.4cm">
          <text:p/>
        </draw:line>
        <draw:line draw:style-name="gr2" draw:text-style-name="P1" draw:layer="layout" svg:x1="5.501cm" svg:y1="18.4cm" svg:x2="4.501cm" svg:y2="18.4cm">
          <text:p/>
        </draw:line>
        <draw:line draw:style-name="gr2" draw:text-style-name="P1" draw:layer="layout" svg:x1="2.501cm" svg:y1="18.4cm" svg:x2="1.501cm" svg:y2="18.4cm">
          <text:p/>
        </draw:line>
        <draw:line draw:style-name="gr2" draw:text-style-name="P1" draw:layer="layout" svg:x1="13.501cm" svg:y1="18.4cm" svg:x2="12.501cm" svg:y2="18.4cm">
          <text:p/>
        </draw:line>
        <draw:line draw:style-name="gr2" draw:text-style-name="P1" draw:layer="layout" svg:x1="8cm" svg:y1="24cm" svg:x2="7cm" svg:y2="24cm">
          <text:p/>
        </draw:line>
        <draw:line draw:style-name="gr2" draw:text-style-name="P1" draw:layer="layout" svg:x1="8.001cm" svg:y1="18.4cm" svg:x2="7.001cm" svg:y2="18.4cm">
          <text:p/>
        </draw:line>
        <draw:line draw:style-name="gr1" draw:text-style-name="P1" draw:layer="layout" svg:x1="1.486cm" svg:y1="11.5cm" svg:x2="1.486cm" svg:y2="2.5cm">
          <text:p/>
        </draw:line>
        <draw:line draw:style-name="gr3" draw:text-style-name="P1" draw:layer="layout" svg:x1="2.486cm" svg:y1="8.5cm" svg:x2="12.486cm" svg:y2="8.5cm">
          <text:p/>
        </draw:line>
        <draw:line draw:style-name="gr3" draw:text-style-name="P1" draw:layer="layout" svg:x1="2.486cm" svg:y1="8.5cm" svg:x2="2.486cm" svg:y2="3.5cm">
          <text:p/>
        </draw:line>
        <draw:line draw:style-name="gr3" draw:text-style-name="P1" draw:layer="layout" svg:x1="2.486cm" svg:y1="3.5cm" svg:x2="12.486cm" svg:y2="3.5cm">
          <text:p/>
        </draw:line>
        <draw:line draw:style-name="gr3" draw:text-style-name="P1" draw:layer="layout" svg:x1="12.5cm" svg:y1="3.5cm" svg:x2="12.5cm" svg:y2="8.5cm">
          <text:p/>
        </draw:line>
        <draw:line draw:style-name="gr1" draw:text-style-name="P1" draw:layer="layout" svg:x1="16.766cm" svg:y1="7.467cm" svg:x2="20.386cm" svg:y2="10.392cm">
          <text:p/>
        </draw:line>
        <draw:line draw:style-name="gr1" draw:text-style-name="P1" draw:layer="layout" svg:x1="13.7cm" svg:y1="2.5cm" svg:x2="15.2cm" svg:y2="2.5cm">
          <text:p/>
        </draw:line>
        <draw:line draw:style-name="gr1" draw:text-style-name="P1" draw:layer="layout" svg:x1="20.386cm" svg:y1="10.392cm" svg:x2="20.386cm" svg:y2="13.692cm">
          <text:p/>
        </draw:line>
        <draw:line draw:style-name="gr1" draw:text-style-name="P1" draw:layer="layout" svg:x1="15.886cm" svg:y1="11.5cm" svg:x2="15.886cm" svg:y2="10.492cm">
          <text:p/>
        </draw:line>
        <draw:line draw:style-name="gr1" draw:text-style-name="P1" draw:layer="layout" svg:x1="19.3cm" svg:y1="12.4cm" svg:x2="19.3cm" svg:y2="11.4cm">
          <text:p/>
        </draw:line>
        <draw:line draw:style-name="gr1" draw:text-style-name="P1" draw:layer="layout" svg:x1="19.048cm" svg:y1="18.682cm" svg:x2="20.385cm" svg:y2="13.692cm">
          <text:p/>
        </draw:line>
        <draw:line draw:style-name="gr1" draw:text-style-name="P1" draw:layer="layout" svg:x1="19.076cm" svg:y1="18.692cm" svg:x2="13.486cm" svg:y2="20.19cm">
          <text:p/>
        </draw:line>
        <draw:line draw:style-name="gr2" draw:text-style-name="P1" draw:layer="layout" svg:x1="13.686cm" svg:y1="3.492cm" svg:x2="13.686cm" svg:y2="5.492cm">
          <text:p/>
        </draw:line>
        <draw:line draw:style-name="gr2" draw:text-style-name="P1" draw:layer="layout" svg:x1="13.3cm" svg:y1="3.5cm" svg:x2="13.3cm" svg:y2="5.5cm">
          <text:p/>
        </draw:line>
        <draw:line draw:style-name="gr2" draw:text-style-name="P1" draw:layer="layout" svg:x1="13.686cm" svg:y1="9.492cm" svg:x2="13.686cm" svg:y2="10.492cm">
          <text:p/>
        </draw:line>
        <draw:line draw:style-name="gr2" draw:text-style-name="P1" draw:layer="layout" svg:x1="14.478cm" svg:y1="12.032cm" svg:x2="13.493cm" svg:y2="11.768cm">
          <text:p/>
        </draw:line>
        <draw:line draw:style-name="gr2" draw:text-style-name="P1" draw:layer="layout" svg:x1="17.571cm" svg:y1="12.892cm" svg:x2="16.586cm" svg:y2="12.628cm">
          <text:p/>
        </draw:line>
        <draw:line draw:style-name="gr2" draw:text-style-name="P1" draw:layer="layout" svg:x1="5.486cm" svg:y1="11.5cm" svg:x2="4.486cm" svg:y2="11.5cm">
          <text:p/>
        </draw:line>
        <draw:line draw:style-name="gr2" draw:text-style-name="P1" draw:layer="layout" svg:x1="7.986cm" svg:y1="11.5cm" svg:x2="6.986cm" svg:y2="11.5cm">
          <text:p/>
        </draw:line>
        <draw:line draw:style-name="gr2" draw:text-style-name="P1" draw:layer="layout" svg:x1="10.486cm" svg:y1="11.5cm" svg:x2="9.486cm" svg:y2="11.5cm">
          <text:p/>
        </draw:line>
        <draw:line draw:style-name="gr2" draw:text-style-name="P1" draw:layer="layout" svg:x1="13.486cm" svg:y1="11.5cm" svg:x2="12.486cm" svg:y2="11.5cm">
          <text:p/>
        </draw:line>
        <draw:line draw:style-name="gr2" draw:text-style-name="P1" draw:layer="layout" svg:x1="13.686cm" svg:y1="11.5cm" svg:x2="13.486cm" svg:y2="11.5cm">
          <text:p/>
        </draw:line>
        <draw:line draw:style-name="gr1" draw:text-style-name="P1" draw:layer="layout" svg:x1="16.61cm" svg:y1="4.409cm" svg:x2="15.2cm" svg:y2="3cm">
          <text:p/>
        </draw:line>
        <draw:line draw:style-name="gr2" draw:text-style-name="P1" draw:layer="layout" svg:x1="20.371cm" svg:y1="13.656cm" svg:x2="19.386cm" svg:y2="13.392cm">
          <text:p/>
        </draw:line>
        <draw:line draw:style-name="gr2" draw:text-style-name="P1" draw:layer="layout" svg:x1="13.7cm" svg:y1="2.5cm" svg:x2="1.486cm" svg:y2="2.5cm">
          <text:p/>
        </draw:line>
        <draw:line draw:style-name="gr2" draw:text-style-name="P1" draw:layer="layout" svg:x1="2.486cm" svg:y1="11.5cm" svg:x2="1.486cm" svg:y2="11.5cm">
          <text:p/>
        </draw:line>
        <draw:line draw:style-name="gr2" draw:text-style-name="P1" draw:layer="layout" svg:x1="13.686cm" svg:y1="6.992cm" svg:x2="13.686cm" svg:y2="7.992cm">
          <text:p/>
        </draw:line>
        <draw:line draw:style-name="gr1" draw:text-style-name="P1" draw:layer="layout" svg:x1="19.334cm" svg:y1="11.416cm" svg:x2="15.886cm" svg:y2="10.492cm">
          <text:p/>
        </draw:line>
        <draw:line draw:style-name="gr2" draw:text-style-name="P1" draw:layer="layout" svg:x1="16.871cm" svg:y1="11.756cm" svg:x2="15.886cm" svg:y2="11.492cm">
          <text:p/>
        </draw:line>
        <draw:line draw:style-name="gr2" draw:text-style-name="P1" draw:layer="layout" svg:x1="19.285cm" svg:y1="12.364cm" svg:x2="18.3cm" svg:y2="12.1cm">
          <text:p/>
        </draw:line>
        <draw:line draw:style-name="gr1" draw:text-style-name="P1" draw:layer="layout" svg:x1="15.312cm" svg:y1="7.899cm" svg:x2="16.604cm" svg:y2="6.815cm">
          <text:p/>
        </draw:line>
        <draw:line draw:style-name="gr1" draw:text-style-name="P1" draw:layer="layout" svg:x1="15.304cm" svg:y1="5.501cm" svg:x2="16.611cm" svg:y2="4.409cm">
          <text:p/>
        </draw:line>
        <draw:line draw:style-name="gr1" draw:text-style-name="P1" draw:layer="layout" svg:x1="15.304cm" svg:y1="7.897cm" svg:x2="15.7cm" svg:y2="8.367cm">
          <text:p/>
        </draw:line>
        <draw:line draw:style-name="gr1" draw:text-style-name="P1" draw:layer="layout" svg:x1="15.322cm" svg:y1="8.693cm" svg:x2="16.766cm" svg:y2="7.467cm">
          <text:p/>
        </draw:line>
        <draw:line draw:style-name="gr1" draw:text-style-name="P1" draw:layer="layout" svg:x1="15.296cm" svg:y1="5.503cm" svg:x2="15.699cm" svg:y2="5.984cm">
          <text:p/>
        </draw:line>
        <draw:line draw:style-name="gr1" draw:text-style-name="P1" draw:layer="layout" svg:x1="15.691cm" svg:y1="5.981cm" svg:x2="16.609cm" svg:y2="5.21cm">
          <text:p/>
        </draw:line>
        <draw:line draw:style-name="gr1" draw:text-style-name="P1" draw:layer="layout" svg:x1="16.6cm" svg:y1="5.2cm" svg:x2="16.605cm" svg:y2="6.814cm">
          <text:p/>
        </draw:line>
        <draw:line draw:style-name="gr2" draw:text-style-name="P1" draw:layer="layout" svg:x1="13.7cm" svg:y1="5.5cm" svg:x2="13.3cm" svg:y2="5.5cm">
          <text:p/>
        </draw:line>
        <draw:line draw:style-name="gr2" draw:text-style-name="P1" draw:layer="layout" svg:x1="13.7cm" svg:y1="3.5cm" svg:x2="13.3cm" svg:y2="3.5cm">
          <text:p/>
        </draw:line>
        <draw:line draw:style-name="gr1" draw:text-style-name="P1" draw:layer="layout" svg:x1="15.2cm" svg:y1="3cm" svg:x2="15.2cm" svg:y2="2.5cm">
          <text:p/>
        </draw:line>
        <draw:g>
          <draw:polyline draw:style-name="gr4" draw:text-style-name="P1" draw:layer="layout" svg:width="7.541cm" svg:height="4.455cm" draw:transform="skewX (-0.80948370707497) rotate (0.380481776934764) translate (0.499964345598364cm 21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1cm" svg:x2="14.5cm" svg:y2="21.5cm">
            <text:p/>
          </draw:line>
        </draw:g>
        <draw:custom-shape draw:style-name="gr5" draw:text-style-name="P3" draw:layer="layout" svg:width="1.014cm" svg:height="1.014cm" svg:x="2.986cm" svg:y="19.5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4cm" svg:height="1.014cm" svg:x="10.986cm" svg:y="22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draw:transform="rotate (-3.14159265358979) translate (9cm 11.8cm)" svg:viewBox="0 0 400 600" svg:d="M0 600c400 0 400-300 400-300 0 0 0-300-400-300">
          <text:p/>
        </draw:path>
        <draw:path draw:style-name="gr7" draw:text-style-name="P1" draw:layer="layout" svg:width="0.399cm" svg:height="0.599cm" svg:x="8.6cm" svg:y="18.1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2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6.8cm)" svg:viewBox="0 0 400 600" svg:d="M0 600c400 0 400-300 400-300 0 0 0-300-400-300">
          <text:p/>
        </draw:path>
        <draw:line draw:style-name="gr8" draw:text-style-name="P1" draw:layer="layout" svg:x1="18.748cm" svg:y1="24.517cm" svg:x2="19.548cm" svg:y2="24.5cm">
          <text:p/>
        </draw:line>
        <draw:line draw:style-name="gr8" draw:text-style-name="P1" draw:layer="layout" svg:x1="18.748cm" svg:y1="24.517cm" svg:x2="18.148cm" svg:y2="24cm">
          <text:p/>
        </draw:line>
        <draw:path draw:style-name="gr7" draw:text-style-name="P1" draw:layer="layout" svg:width="0.399cm" svg:height="0.599cm" draw:transform="rotate (-2.33385427576682) translate (19.6840447279482cm 23.8797952319542cm)" svg:viewBox="0 0 400 600" svg:d="M400 600c-400 0-400-300-400-300 0 0 0-300 400-300">
          <text:p/>
        </draw:path>
        <draw:line draw:style-name="gr8" draw:text-style-name="P1" draw:layer="layout" svg:x1="19.4cm" svg:y1="25.9cm" svg:x2="20.4cm" svg:y2="25.9cm">
          <text:p/>
        </draw:line>
        <draw:line draw:style-name="gr8" draw:text-style-name="P1" draw:layer="layout" svg:x1="19.4cm" svg:y1="25.9cm" svg:x2="19.2cm" svg:y2="26.7cm">
          <text:p/>
        </draw:line>
        <draw:path draw:style-name="gr9" draw:text-style-name="P1" draw:layer="layout" svg:width="0.399cm" svg:height="0.599cm" draw:transform="rotate (-1.00688044547553) translate (19.2790188771937cm 25.2411181193635cm)" svg:viewBox="0 0 400 600" svg:d="M400 600c-400 0-400-300-400-300 0 0 0-300 400-300">
          <text:p/>
        </draw:path>
        <draw:frame draw:style-name="gr10" draw:text-style-name="P4" draw:layer="layout" svg:width="0.697cm" svg:height="0.645cm" svg:x="8.1cm" svg:y="17.6cm">
          <draw:text-box>
            <text:p><text:span text:style-name="T2">1</text:span></text:p>
          </draw:text-box>
        </draw:frame>
        <draw:frame draw:style-name="gr10" draw:text-style-name="P4" draw:layer="layout" svg:width="0.697cm" svg:height="0.645cm" svg:x="8.003cm" svg:y="10.9cm">
          <draw:text-box>
            <text:p><text:span text:style-name="T2">5</text:span></text:p>
          </draw:text-box>
        </draw:frame>
        <draw:frame draw:style-name="gr10" draw:text-style-name="P4" draw:layer="layout" svg:width="0.697cm" svg:height="0.645cm" svg:x="13.7cm" svg:y="5.855cm">
          <draw:text-box>
            <text:p><text:span text:style-name="T2">6</text:span></text:p>
          </draw:text-box>
        </draw:frame>
        <draw:frame draw:style-name="gr10" draw:text-style-name="P4" draw:layer="layout" svg:width="0.697cm" svg:height="0.645cm" svg:x="15.4cm" svg:y="11.7cm">
          <draw:text-box>
            <text:p><text:span text:style-name="T2">7</text:span></text:p>
          </draw:text-box>
        </draw:frame>
        <draw:path draw:style-name="gr7" draw:text-style-name="P1" draw:layer="layout" svg:width="0.399cm" svg:height="0.599cm" draw:transform="rotate (-3.14159265358979) translate (18cm 12.2cm)" svg:viewBox="0 0 400 600" svg:d="M400 600c-400 0-400-300-400-300 0 0 0-300 400-300">
          <text:p/>
        </draw:path>
        <draw:frame draw:style-name="gr11" draw:text-style-name="P4" draw:layer="layout" svg:width="0.891cm" svg:height="0.645cm" svg:x="17.903cm" svg:y="11.2cm">
          <draw:text-box>
            <text:p><text:span text:style-name="T2">14</text:span></text:p>
          </draw:text-box>
        </draw:frame>
        <draw:frame draw:style-name="gr12" draw:text-style-name="P5" draw:layer="layout" svg:width="4.126cm" svg:height="0.806cm" svg:x="16.464cm" svg:y="19.394cm">
          <draw:text-box>
            <text:p><text:span text:style-name="T3">Template legend</text:span></text:p>
          </draw:text-box>
        </draw:frame>
        <draw:line draw:style-name="gr13" draw:text-style-name="P1" draw:layer="layout" svg:x1="20.4cm" svg:y1="25.9cm" svg:x2="19.5cm" svg:y2="25cm">
          <text:p/>
        </draw:line>
        <draw:line draw:style-name="gr14" draw:text-style-name="P1" draw:layer="layout" svg:x1="19.4cm" svg:y1="25.9cm" svg:x2="18.5cm" svg:y2="25cm">
          <text:p/>
        </draw:line>
        <draw:line draw:style-name="gr13" draw:text-style-name="P1" draw:layer="layout" svg:x1="19.2cm" svg:y1="26.7cm" svg:x2="18.3cm" svg:y2="25.9cm">
          <text:p/>
        </draw:line>
        <draw:line draw:style-name="gr8" draw:text-style-name="P1" draw:layer="layout" svg:x1="18.5cm" svg:y1="25cm" svg:x2="18.3cm" svg:y2="25.9cm">
          <text:p/>
        </draw:line>
        <draw:line draw:style-name="gr8" draw:text-style-name="P1" draw:layer="layout" svg:x1="18.5cm" svg:y1="25cm" svg:x2="19.5cm" svg:y2="25cm">
          <text:p/>
        </draw:line>
        <draw:line draw:style-name="gr14" draw:text-style-name="P1" draw:layer="layout" svg:x1="18.748cm" svg:y1="24.5cm" svg:x2="19.648cm" svg:y2="23.6cm">
          <text:p/>
        </draw:line>
        <draw:line draw:style-name="gr15" draw:text-style-name="P1" draw:layer="layout" svg:x1="18.148cm" svg:y1="24cm" svg:x2="19.048cm" svg:y2="23.1cm">
          <text:p/>
        </draw:line>
        <draw:line draw:style-name="gr15" draw:text-style-name="P1" draw:layer="layout" svg:x1="19.548cm" svg:y1="24.5cm" svg:x2="20.448cm" svg:y2="23.6cm">
          <text:p/>
        </draw:line>
        <draw:line draw:style-name="gr8" draw:text-style-name="P1" draw:layer="layout" svg:x1="19.648cm" svg:y1="23.6cm" svg:x2="20.448cm" svg:y2="23.6cm">
          <text:p/>
        </draw:line>
        <draw:line draw:style-name="gr8" draw:text-style-name="P1" draw:layer="layout" svg:x1="19.648cm" svg:y1="23.6cm" svg:x2="19.048cm" svg:y2="23.1cm">
          <text:p/>
        </draw:line>
        <draw:frame draw:style-name="gr16" draw:text-style-name="P7" draw:layer="layout" svg:width="6.344cm" svg:height="1.673cm" svg:x="14.2cm" svg:y="1.029cm">
          <draw:text-box>
            <text:p><text:span text:style-name="T4">Carton template v.1</text:span></text:p>
            <text:p text:style-name="P6"><text:span text:style-name="T1">main part 1/2</text:span></text:p>
          </draw:text-box>
        </draw:frame>
        <draw:frame draw:style-name="gr17" draw:text-style-name="P8" draw:layer="layout" svg:width="3.648cm" svg:height="1.361cm" svg:x="14.4cm" svg:y="23.239cm">
          <draw:text-box>
            <text:p text:style-name="P6"><text:span text:style-name="T5">Single arrow</text:span><text:span text:style-name="T6"> folding inside</text:span></text:p>
          </draw:text-box>
        </draw:frame>
        <draw:frame draw:style-name="gr18" draw:text-style-name="P8" draw:layer="layout" svg:width="4.948cm" svg:height="1.916cm" svg:x="13.1cm" svg:y="25.039cm">
          <draw:text-box>
            <text:p text:style-name="P6"><text:span text:style-name="T5">Double bold arrow</text:span><text:span text:style-name="T6"> folding outside</text:span></text:p>
          </draw:text-box>
        </draw:frame>
        <draw:frame draw:style-name="gr19" draw:text-style-name="P8" draw:layer="layout" svg:width="3.9cm" svg:height="2.471cm" svg:x="14.2cm" svg:y="20.2cm">
          <draw:text-box>
            <text:p text:style-name="P6"><text:span text:style-name="T5">Dashed line</text:span></text:p>
            <text:p text:style-name="P6"><text:span text:style-name="T7">Join part </text:span><text:span text:style-name="T6">1 &amp; 2</text:span></text:p>
          </draw:text-box>
        </draw:frame>
        <draw:g>
          <draw:line draw:style-name="gr20" draw:text-style-name="P1" draw:layer="layout" svg:x1="19.7cm" svg:y1="21cm" svg:x2="19cm" svg:y2="20.7cm">
            <text:p/>
          </draw:line>
          <draw:line draw:style-name="gr20" draw:text-style-name="P1" draw:layer="layout" svg:x1="18.3cm" svg:y1="21cm" svg:x2="19cm" svg:y2="20.7cm">
            <text:p/>
          </draw:line>
          <draw:line draw:style-name="gr20" draw:text-style-name="P1" draw:layer="layout" svg:x1="19.7cm" svg:y1="21cm" svg:x2="20.4cm" svg:y2="20.7cm">
            <text:p/>
          </draw:line>
        </draw:g>
        <draw:frame draw:style-name="gr21" draw:text-style-name="P8" draw:layer="layout" svg:width="4.4cm" svg:height="1.461cm" svg:x="13.6cm" svg:y="21.639cm">
          <draw:text-box>
            <text:p text:style-name="P6"><text:span text:style-name="T5">Continuous line</text:span></text:p>
            <text:p text:style-name="P6"><text:span text:style-name="T6">to cut</text:span></text:p>
          </draw:text-box>
        </draw:frame>
        <draw:line draw:style-name="gr2" draw:text-style-name="P1" draw:layer="layout" svg:x1="19.5cm" svg:y1="21.8cm" svg:x2="18.2cm" svg:y2="22.6cm">
          <text:p/>
        </draw:line>
        <draw:line draw:style-name="gr22" draw:text-style-name="P1" draw:layer="layout" svg:x1="20.5cm" svg:y1="21.8cm" svg:x2="19.2cm" svg:y2="22.6cm">
          <text:p/>
        </draw:line>
        <draw:frame draw:style-name="gr23" draw:text-style-name="P9" draw:layer="layout" svg:width="1.421cm" svg:height="0.645cm" draw:transform="rotate (0.551698576555408) translate (19.4cm 22.445cm)">
          <draw:text-box>
            <text:p><text:span text:style-name="T8">inside</text:span></text:p>
          </draw:text-box>
        </draw:frame>
        <draw:custom-shape draw:style-name="gr24" draw:text-style-name="P10" draw:layer="layout" svg:width="0.1cm" svg:height="0.1cm" svg:x="15.3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2cm" svg:height="1.361cm" svg:x="6.6cm" svg:y="25.039cm">
          <draw:text-box>
            <text:p text:style-name="P6"><text:span text:style-name="T5">Small dot </text:span></text:p>
            <text:p text:style-name="P6"><text:span text:style-name="T7">rubber band location</text:span><text:span text:style-name="T5"> </text:span></text:p>
          </draw:text-box>
        </draw:frame>
        <draw:line draw:style-name="gr1" draw:text-style-name="P1" draw:layer="layout" svg:x1="11.721cm" svg:y1="25.992cm" svg:x2="12.4cm" svg:y2="25.4cm">
          <text:p/>
        </draw:line>
        <draw:custom-shape draw:style-name="gr24" draw:text-style-name="P10" draw:layer="layout" svg:width="0.1cm" svg:height="0.1cm" svg:x="11.7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3" draw:text-style-name="P1" draw:layer="layout" svg:x1="14.199cm" svg:y1="18.381cm" svg:x2="14.199cm" svg:y2="15.381cm">
          <text:p/>
        </draw:line>
        <draw:line draw:style-name="gr3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3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3" draw:text-style-name="P1" draw:layer="layout" svg:x1="16.899cm" svg:y1="15.381cm" svg:x2="17.699cm" svg:y2="16.181cm">
          <text:p/>
        </draw:line>
        <draw:line draw:style-name="gr3" draw:text-style-name="P1" draw:layer="layout" svg:x1="15.699cm" svg:y1="19.881cm" svg:x2="17.699cm" svg:y2="19.881cm">
          <text:p/>
        </draw:line>
        <draw:line draw:style-name="gr3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87cm" svg:y1="16.752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6" draw:text-style-name="P7" draw:layer="layout" svg:width="6.344cm" svg:height="1.673cm" svg:x="14.2cm" svg:y="1.028cm">
          <draw:text-box>
            <text:p><text:span text:style-name="T4">Carton template v.1</text:span></text:p>
            <text:p text:style-name="P6"><text:span text:style-name="T1">main part 2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3" draw:layer="layout" svg:width="1.014cm" svg:height="1.014cm" svg:x="15.686cm" svg:y="9.48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4cm" svg:height="1.014cm" svg:x="7.7cm" svg:y="6.48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25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25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7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7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10" draw:text-style-name="P4" draw:layer="layout" svg:width="0.697cm" svg:height="0.645cm" svg:x="12.6cm" svg:y="10.2cm">
          <draw:text-box>
            <text:p><text:span text:style-name="T2">2</text:span></text:p>
          </draw:text-box>
        </draw:frame>
        <draw:frame draw:style-name="gr10" draw:text-style-name="P4" draw:layer="layout" svg:width="0.697cm" svg:height="0.645cm" svg:x="5.403cm" svg:y="13.3cm">
          <draw:text-box>
            <text:p><text:span text:style-name="T2">3</text:span></text:p>
          </draw:text-box>
        </draw:frame>
        <draw:frame draw:style-name="gr10" draw:text-style-name="P4" draw:layer="layout" svg:width="0.697cm" svg:height="0.645cm" svg:x="1.7cm" svg:y="8.755cm">
          <draw:text-box>
            <text:p><text:span text:style-name="T2">4</text:span></text:p>
          </draw:text-box>
        </draw:frame>
        <draw:frame draw:style-name="gr26" draw:text-style-name="P4" draw:layer="layout" svg:width="0.697cm" svg:height="0.645cm" svg:x="10.5cm" svg:y="19.655cm">
          <draw:text-box>
            <text:p><text:span text:style-name="T2">8</text:span></text:p>
          </draw:text-box>
        </draw:frame>
        <draw:frame draw:style-name="gr11" draw:text-style-name="P4" draw:layer="layout" svg:width="0.891cm" svg:height="0.645cm" svg:x="12.609cm" svg:y="21.2cm">
          <draw:text-box>
            <text:p><text:span text:style-name="T2">10</text:span></text:p>
          </draw:text-box>
        </draw:frame>
        <draw:frame draw:style-name="gr10" draw:text-style-name="P4" draw:layer="layout" svg:width="0.697cm" svg:height="0.645cm" svg:x="17.503cm" svg:y="23.355cm">
          <draw:text-box>
            <text:p><text:span text:style-name="T2">9</text:span></text:p>
          </draw:text-box>
        </draw:frame>
        <draw:frame draw:style-name="gr27" draw:text-style-name="P4" draw:layer="layout" svg:width="0.866cm" svg:height="0.645cm" svg:x="4.234cm" svg:y="22.755cm">
          <draw:text-box>
            <text:p><text:span text:style-name="T2">11</text:span></text:p>
          </draw:text-box>
        </draw:frame>
        <draw:frame draw:style-name="gr11" draw:text-style-name="P4" draw:layer="layout" svg:width="0.891cm" svg:height="0.645cm" svg:x="5.394cm" svg:y="24.4cm">
          <draw:text-box>
            <text:p><text:span text:style-name="T2">12</text:span></text:p>
          </draw:text-box>
        </draw:frame>
        <draw:path draw:style-name="gr25" draw:text-style-name="P1" draw:layer="layout" svg:width="0.399cm" svg:height="0.599cm" svg:x="3.4cm" svg:y="10.6cm" svg:viewBox="0 0 400 600" svg:d="M0 600c400 0 400-300 400-300 0 0 0-300-400-300">
          <text:p/>
        </draw:path>
        <draw:frame draw:style-name="gr11" draw:text-style-name="P4" draw:layer="layout" svg:width="0.891cm" svg:height="0.645cm" svg:x="3.703cm" svg:y="10.4cm">
          <draw:text-box>
            <text:p><text:span text:style-name="T2">13</text:span></text:p>
          </draw:text-box>
        </draw:frame>
        <draw:line draw:style-name="gr1" draw:text-style-name="P1" draw:layer="layout" svg:x1="6cm" svg:y1="14.9cm" svg:x2="2.24cm" svg:y2="18.045cm">
          <text:p/>
        </draw:line>
        <draw:custom-shape draw:style-name="gr24" draw:text-style-name="P10" draw:layer="layout" svg:width="0.1cm" svg:height="0.1cm" svg:x="5.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2" draw:text-style-name="P1" draw:layer="layout" svg:x1="14.3cm" svg:y1="11cm" svg:x2="12.5cm" svg:y2="11cm">
          <text:p/>
        </draw:line>
        <draw:line draw:style-name="gr2" draw:text-style-name="P1" draw:layer="layout" svg:x1="9cm" svg:y1="18.5cm" svg:x2="8cm" svg:y2="18.5cm">
          <text:p/>
        </draw:line>
        <draw:line draw:style-name="gr2" draw:text-style-name="P1" draw:layer="layout" svg:x1="3.7cm" svg:y1="11cm" svg:x2="3.3cm" svg:y2="11cm">
          <text:p/>
        </draw:line>
        <draw:line draw:style-name="gr2" draw:text-style-name="P1" draw:layer="layout" svg:x1="3cm" svg:y1="18.5cm" svg:x2="2cm" svg:y2="18.5cm">
          <text:p/>
        </draw:line>
        <draw:line draw:style-name="gr2" draw:text-style-name="P1" draw:layer="layout" svg:x1="2.4cm" svg:y1="11cm" svg:x2="2cm" svg:y2="11cm">
          <text:p/>
        </draw:line>
        <draw:line draw:style-name="gr2" draw:text-style-name="P1" draw:layer="layout" svg:x1="17.5cm" svg:y1="11cm" svg:x2="16.5cm" svg:y2="11cm">
          <text:p/>
        </draw:line>
        <draw:line draw:style-name="gr2" draw:text-style-name="P1" draw:layer="layout" svg:x1="6cm" svg:y1="18.5cm" svg:x2="5cm" svg:y2="18.5cm">
          <text:p/>
        </draw:line>
        <draw:line draw:style-name="gr2" draw:text-style-name="P1" draw:layer="layout" svg:x1="12cm" svg:y1="18.5cm" svg:x2="11cm" svg:y2="18.5cm">
          <text:p/>
        </draw:line>
        <draw:line draw:style-name="gr2" draw:text-style-name="P1" draw:layer="layout" svg:x1="10.3cm" svg:y1="11cm" svg:x2="9.3cm" svg:y2="11cm">
          <text:p/>
        </draw:line>
        <draw:line draw:style-name="gr1" draw:text-style-name="P1" draw:layer="layout" svg:x1="3.5cm" svg:y1="4.5cm" svg:x2="9.5cm" svg:y2="4.5cm">
          <text:p/>
        </draw:line>
        <draw:line draw:style-name="gr1" draw:text-style-name="P1" draw:layer="layout" svg:x1="9.5cm" svg:y1="7.5cm" svg:x2="9.5cm" svg:y2="4.5cm">
          <text:p/>
        </draw:line>
        <draw:line draw:style-name="gr1" draw:text-style-name="P1" draw:layer="layout" svg:x1="3.7cm" svg:y1="11cm" svg:x2="9.3cm" svg:y2="11cm">
          <text:p/>
        </draw:line>
        <draw:line draw:style-name="gr1" draw:text-style-name="P1" draw:layer="layout" svg:x1="3.5cm" svg:y1="4.5cm" svg:x2="3.5cm" svg:y2="7.5cm">
          <text:p/>
        </draw:line>
        <draw:line draw:style-name="gr1" draw:text-style-name="P1" draw:layer="layout" svg:x1="2cm" svg:y1="11cm" svg:x2="2cm" svg:y2="18.5cm">
          <text:p/>
        </draw:line>
        <draw:line draw:style-name="gr1" draw:text-style-name="P1" draw:layer="layout" svg:x1="12cm" svg:y1="18.5cm" svg:x2="16.5cm" svg:y2="13.5cm">
          <text:p/>
        </draw:line>
        <draw:line draw:style-name="gr1" draw:text-style-name="P1" draw:layer="layout" svg:x1="12cm" svg:y1="3.5cm" svg:x2="16.5cm" svg:y2="8.5cm">
          <text:p/>
        </draw:line>
        <draw:line draw:style-name="gr1" draw:text-style-name="P1" draw:layer="layout" svg:x1="12cm" svg:y1="18.5cm" svg:x2="16.5cm" svg:y2="23.5cm">
          <text:p/>
        </draw:line>
        <draw:line draw:style-name="gr1" draw:text-style-name="P1" draw:layer="layout" svg:x1="2cm" svg:y1="11cm" svg:x2="2cm" svg:y2="3.5cm">
          <text:p/>
        </draw:line>
        <draw:line draw:style-name="gr1" draw:text-style-name="P1" draw:layer="layout" svg:x1="2cm" svg:y1="3.5cm" svg:x2="12cm" svg:y2="3.5cm">
          <text:p/>
        </draw:line>
        <draw:line draw:style-name="gr1" draw:text-style-name="P1" draw:layer="layout" svg:x1="3.5cm" svg:y1="11.5cm" svg:x2="9.5cm" svg:y2="11.5cm">
          <text:p/>
        </draw:line>
        <draw:line draw:style-name="gr1" draw:text-style-name="P1" draw:layer="layout" svg:x1="9.5cm" svg:y1="17.5cm" svg:x2="9.5cm" svg:y2="11.5cm">
          <text:p/>
        </draw:line>
        <draw:line draw:style-name="gr1" draw:text-style-name="P1" draw:layer="layout" svg:x1="2cm" svg:y1="26cm" svg:x2="2cm" svg:y2="18.5cm">
          <text:p/>
        </draw:line>
        <draw:line draw:style-name="gr1" draw:text-style-name="P1" draw:layer="layout" svg:x1="3.5cm" svg:y1="17.5cm" svg:x2="9.5cm" svg:y2="17.5cm">
          <text:p/>
        </draw:line>
        <draw:line draw:style-name="gr1" draw:text-style-name="P1" draw:layer="layout" svg:x1="3.5cm" svg:y1="11.5cm" svg:x2="3.5cm" svg:y2="17.5cm">
          <text:p/>
        </draw:line>
        <draw:line draw:style-name="gr2" draw:text-style-name="P1" draw:layer="layout" svg:x1="2cm" svg:y1="26cm" svg:x2="16.5cm" svg:y2="26cm">
          <text:p/>
        </draw:line>
        <draw:line draw:style-name="gr28" draw:text-style-name="P1" draw:layer="layout" svg:x1="16.5cm" svg:y1="8.5cm" svg:x2="17.5cm" svg:y2="8.5cm">
          <text:p/>
        </draw:line>
        <draw:line draw:style-name="gr28" draw:text-style-name="P1" draw:layer="layout" svg:x1="17.5cm" svg:y1="26cm" svg:x2="17.5cm" svg:y2="23.5cm">
          <text:p/>
        </draw:line>
        <draw:line draw:style-name="gr28" draw:text-style-name="P1" draw:layer="layout" svg:x1="16.5cm" svg:y1="23.5cm" svg:x2="17.5cm" svg:y2="23.5cm">
          <text:p/>
        </draw:line>
        <draw:line draw:style-name="gr28" draw:text-style-name="P1" draw:layer="layout" svg:x1="3.7cm" svg:y1="11cm" svg:x2="3.7cm" svg:y2="7.5cm">
          <text:p/>
        </draw:line>
        <draw:line draw:style-name="gr28" draw:text-style-name="P1" draw:layer="layout" svg:x1="9.3cm" svg:y1="11cm" svg:x2="9.3cm" svg:y2="7.5cm">
          <text:p/>
        </draw:line>
        <draw:line draw:style-name="gr28" draw:text-style-name="P1" draw:layer="layout" svg:x1="9.3cm" svg:y1="7.5cm" svg:x2="9.5cm" svg:y2="7.5cm">
          <text:p/>
        </draw:line>
        <draw:line draw:style-name="gr28" draw:text-style-name="P1" draw:layer="layout" svg:x1="3.7cm" svg:y1="7.5cm" svg:x2="3.5cm" svg:y2="7.5cm">
          <text:p/>
        </draw:line>
        <draw:line draw:style-name="gr28" draw:text-style-name="P1" draw:layer="layout" svg:x1="17.5cm" svg:y1="8.5cm" svg:x2="17.5cm" svg:y2="13.5cm">
          <text:p/>
        </draw:line>
        <draw:line draw:style-name="gr2" draw:text-style-name="P1" draw:layer="layout" svg:x1="16.5cm" svg:y1="13.5cm" svg:x2="17.5cm" svg:y2="13.5cm">
          <text:p/>
        </draw:line>
        <draw:line draw:style-name="gr2" draw:text-style-name="P1" draw:layer="layout" svg:x1="16.5cm" svg:y1="26cm" svg:x2="17.5cm" svg:y2="26cm">
          <text:p/>
        </draw:line>
        <draw:frame draw:style-name="gr16" draw:text-style-name="P7" draw:layer="layout" svg:width="6.344cm" svg:height="1.673cm" svg:x="14.2cm" svg:y="1.028cm">
          <draw:text-box>
            <text:p><text:span text:style-name="T4">Carton template v.1</text:span></text:p>
            <text:p text:style-name="P6"><text:span text:style-name="T1">mirror module</text:span></text:p>
          </draw:text-box>
        </draw:frame>
        <draw:path draw:style-name="gr25" draw:text-style-name="P1" draw:layer="layout" svg:width="0.399cm" svg:height="0.599cm" svg:x="11.2cm" svg:y="10.7cm" svg:viewBox="0 0 400 600" svg:d="M400 600c-400 0-400-300-400-300 0 0 0-300 400-300">
          <text:p/>
        </draw:path>
        <draw:path draw:style-name="gr29" draw:text-style-name="P1" draw:layer="layout" svg:width="0.399cm" svg:height="0.599cm" draw:transform="rotate (-3.14159265358979) translate (10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23:01:04.188409000</dc:date>
    <meta:editing-duration>PT6H11M55S</meta:editing-duration>
    <meta:editing-cycles>40</meta:editing-cycles>
    <meta:document-statistic meta:object-count="249"/>
  </office:meta>
</office:document-meta>
</file>